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4a06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2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9"><text:s/></text:span><text:span text:style-name="T6"><text:placeholder text:placeholder-type="text">&lt;o.partner_id.vat or ''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2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4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office:value-type="string">
            <text:p text:style-name="P17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3"><text:placeholder text:placeholder-type="text">&lt;o.partner_id.phone&gt;</text:placeholder></text:p>
          </table:table-cell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5"><text:placeholder text:placeholder-type="text">&lt;o.carriage_condition_id.name&gt;</text:placeholder></text:p>
          </table:table-cell>
          <table:table-cell table:style-name="Tabella2.D2" office:value-type="string">
            <text:p text:style-name="P4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7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62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61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50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6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45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7:32:35.964839854</dc:date>
    <meta:editing-duration>P6DT6H17M43S</meta:editing-duration>
    <meta:editing-cycles>887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61" meta:character-count="3329" meta:non-whitespace-character-count="3135"/>
    <meta:user-defined meta:name="Info 1"/>
    <meta:user-defined meta:name="Info 2"/>
    <meta:user-defined meta:name="Info 3"/>
    <meta:user-defined meta:name="Info 4"/>
  </office:meta>
</office:document-meta>
</file>